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5.3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9cm" svg:height="9.014cm" svg:x="2.34cm" svg:y="6.453cm">
            <draw:object draw:notify-on-update-of-ranges="Sheet1.A3:Sheet1.A12 Sheet1.B2:Sheet1.B2 Sheet1.B3:Sheet1.B12 Sheet1.C2:Sheet1.C2 Sheet1.C3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amaño</text:p>
          </table:table-cell>
          <table:table-cell table:number-columns-repeated="2" office:value-type="string">
            <text:p>Mínimo tiempo seg</text:p>
          </table:table-cell>
        </table:table-row>
        <table:table-row table:style-name="ro2">
          <table:table-cell/>
          <table:table-cell office:value-type="string">
            <text:p>Protobuf</text:p>
          </table:table-cell>
          <table:table-cell office:value-type="string">
            <text:p>eBuffer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2881">
            <text:p>1,52881</text:p>
          </table:table-cell>
          <table:table-cell office:value-type="float" office:value="1.154407">
            <text:p>1,1544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870418">
            <text:p>2,870418</text:p>
          </table:table-cell>
          <table:table-cell office:value-type="float" office:value="2.106014">
            <text:p>2,1060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946825">
            <text:p>3,946825</text:p>
          </table:table-cell>
          <table:table-cell office:value-type="float" office:value="3.18242">
            <text:p>3,182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194833">
            <text:p>5,194833</text:p>
          </table:table-cell>
          <table:table-cell office:value-type="float" office:value="4.071626">
            <text:p>4,0716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.396041">
            <text:p>6,396041</text:p>
          </table:table-cell>
          <table:table-cell office:value-type="float" office:value="5.038832">
            <text:p>5,03883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534848">
            <text:p>7,534848</text:p>
          </table:table-cell>
          <table:table-cell office:value-type="float" office:value="6.146439">
            <text:p>6,1464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.626855">
            <text:p>8,626855</text:p>
          </table:table-cell>
          <table:table-cell office:value-type="float" office:value="7.051245">
            <text:p>7,05124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.046464">
            <text:p>10,046464</text:p>
          </table:table-cell>
          <table:table-cell office:value-type="float" office:value="8.034052">
            <text:p>8,03405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.154072">
            <text:p>11,154072</text:p>
          </table:table-cell>
          <table:table-cell office:value-type="float" office:value="9.157259">
            <text:p>9,1572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46448">
            <text:p>12,46448</text:p>
          </table:table-cell>
          <table:table-cell office:value-type="float" office:value="10.171265">
            <text:p>10,171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3-27T09:04:28.03</meta:creation-date>
    <dc:date>2013-03-27T11:29:40.01</dc:date>
    <dc:creator>Ricardo González</dc:creator>
    <meta:editing-duration>PT2H9M16S</meta:editing-duration>
    <meta:editing-cycles>10</meta:editing-cycles>
    <meta:generator>LibreOffice/3.6$Windows_x86 LibreOffice_project/5b93205-6e6b3fc-7830f6d-c08ad66-1d9bf4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15cm" xlink:href=".." xlink:type="simple" chart:class="chart:line" chart:style-name="ch1">
        <chart:title svg:x="6.655cm" svg:y="0.316cm" chart:style-name="ch2">
          <text:p>Performance</text:p>
        </chart:title>
        <chart:subtitle svg:x="6.112cm" svg:y="1.275cm" chart:style-name="ch3">
          <text:p>Protobuf VS eBuffers</text:p>
        </chart:subtitle>
        <chart:legend chart:legend-position="end" svg:x="13.376cm" svg:y="3.933cm" style:legend-expansion="high" chart:style-name="ch4"/>
        <chart:plot-area chart:style-name="ch5" table:cell-range-address="Sheet1.A2:Sheet1.C12" chart:data-source-has-labels="both" svg:x="1.357cm" svg:y="2.318cm" svg:width="11.381cm" svg:height="5.509cm">
          <chartooo:coordinate-region svg:x="1.978cm" svg:y="2.53cm" svg:width="10.48cm" svg:height="4.624cm"/>
          <chart:axis chart:dimension="x" chart:name="primary-x" chart:style-name="ch6" chartooo:axis-type="auto">
            <chartooo:date-scale/>
            <chart:title svg:x="5.878cm" svg:y="8.008cm" chart:style-name="ch7">
              <text:p>Size of integers</text:p>
            </chart:title>
            <chart:categories table:cell-range-address="Sheet1.A3:Sheet1.A12"/>
          </chart:axis>
          <chart:axis chart:dimension="y" chart:name="primary-y" chart:style-name="ch6">
            <chart:title svg:x="0.451cm" svg:y="5.777cm" chart:style-name="ch8">
              <text:p>Seconds</text:p>
            </chart:title>
            <chart:grid chart:style-name="ch9" chart:class="major"/>
          </chart:axis>
          <chart:series chart:style-name="ch10" chart:values-cell-range-address="Sheet1.B3:Sheet1.B12" chart:label-cell-address="Sheet1.B2:Sheet1.B2" chart:class="chart:line">
            <chart:data-point chart:repeated="10"/>
          </chart:series>
          <chart:series chart:style-name="ch11" chart:values-cell-range-address="Sheet1.C3:Sheet1.C12" chart:label-cell-address="Sheet1.C2:Sheet1.C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tobuf</text:p>
                <draw:g>
                  <svg:desc>Sheet1.B2:Sheet1.B2</svg:desc>
                </draw:g>
              </table:table-cell>
              <table:table-cell office:value-type="string">
                <text:p>eBuffer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2</svg:desc>
                </draw:g>
              </table:table-cell>
              <table:table-cell office:value-type="float" office:value="1.52881">
                <text:p>1.52881</text:p>
                <draw:g>
                  <svg:desc>Sheet1.B3:Sheet1.B12</svg:desc>
                </draw:g>
              </table:table-cell>
              <table:table-cell office:value-type="float" office:value="1.154407">
                <text:p>1.154407</text:p>
                <draw:g>
                  <svg:desc>Sheet1.C3:Sheet1.C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70418">
                <text:p>2.870418</text:p>
              </table:table-cell>
              <table:table-cell office:value-type="float" office:value="2.106014">
                <text:p>2.1060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46825">
                <text:p>3.946825</text:p>
              </table:table-cell>
              <table:table-cell office:value-type="float" office:value="3.18242">
                <text:p>3.182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94833">
                <text:p>5.194833</text:p>
              </table:table-cell>
              <table:table-cell office:value-type="float" office:value="4.071626">
                <text:p>4.0716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396041">
                <text:p>6.396041</text:p>
              </table:table-cell>
              <table:table-cell office:value-type="float" office:value="5.038832">
                <text:p>5.0388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534848">
                <text:p>7.534848</text:p>
              </table:table-cell>
              <table:table-cell office:value-type="float" office:value="6.146439">
                <text:p>6.1464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26855">
                <text:p>8.626855</text:p>
              </table:table-cell>
              <table:table-cell office:value-type="float" office:value="7.051245">
                <text:p>7.0512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046464">
                <text:p>10.046464</text:p>
              </table:table-cell>
              <table:table-cell office:value-type="float" office:value="8.034052">
                <text:p>8.0340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154072">
                <text:p>11.154072</text:p>
              </table:table-cell>
              <table:table-cell office:value-type="float" office:value="9.157259">
                <text:p>9.1572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6448">
                <text:p>12.46448</text:p>
              </table:table-cell>
              <table:table-cell office:value-type="float" office:value="10.171265">
                <text:p>10.171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